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 fo:background-color="#cccccc" fo:padding="0.0694in" fo:border="1pt solid #000001">
        <style:background-image/>
      </style:table-cell-properties>
    </style:style>
    <style:style style:name="Table1.B1" style:family="table-cell">
      <style:table-cell-properties style:vertical-align="" fo:background-color="#ffffff" fo:padding="0.0694in" fo:border="1pt solid #000001">
        <style:background-image/>
      </style:table-cell-properties>
    </style:style>
    <style:style style:name="Table2" style:family="table">
      <style:table-properties style:width="6.5in" fo:margin-left="-0.0813in" fo:margin-top="0in" fo:margin-bottom="0in" table:align="left"/>
    </style:style>
    <style:style style:name="Table2.A" style:family="table-column">
      <style:table-column-properties style:column-width="3.25in"/>
    </style:style>
    <style:style style:name="Table2.1" style:family="table-row">
      <style:table-row-properties fo:keep-together="auto"/>
    </style:style>
    <style:style style:name="Table2.A1" style:family="table-cell">
      <style:table-cell-properties style:vertical-align="" fo:background-color="#cccccc" fo:padding="0.0694in" fo:border="1pt solid #000001">
        <style:background-image/>
      </style:table-cell-properties>
    </style:style>
    <style:style style:name="Table2.B1" style:family="table-cell">
      <style:table-cell-properties style:vertical-align="" fo:background-color="#ffffff" fo:padding="0.0694in" fo:border="1pt solid #000001">
        <style:background-image/>
      </style:table-cell-properties>
    </style:style>
    <style:style style:name="Table3" style:family="table">
      <style:table-properties style:width="6.5in" fo:margin-left="-0.0813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cccccc" fo:padding="0.0694in" fo:border="1pt solid #000001">
        <style:background-image/>
      </style:table-cell-properties>
    </style:style>
    <style:style style:name="Table3.A2" style:family="table-cell">
      <style:table-cell-properties style:vertical-align="" fo:background-color="#ffffff" fo:padding="0.0694in" fo:border="1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6"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fo:line-height="100%" fo:orphans="0" fo:widows="0"/>
      <style:text-properties style:font-name="Times New Roman" fo:font-size="12pt" officeooo:rsid="0019417c" officeooo:paragraph-rsid="0019417c"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style:text-properties style:font-name="Times New Roman" fo:font-size="12pt" officeooo:rsid="0019417c" officeooo:paragraph-rsid="0019417c" style:font-name-asian="Times New Roman1" style:font-size-asian="12pt" style:font-name-complex="Times New Roman1" style:font-size-complex="12pt"/>
    </style:style>
    <style:style style:name="P11" style:family="paragraph" style:parent-style-name="Standard">
      <style:paragraph-properties fo:margin-top="0in" fo:margin-bottom="0in" loext:contextual-spacing="false"/>
      <style:text-properties style:font-name="Times New Roman" fo:font-size="12pt" fo:background-color="#ffffff" style:font-name-asian="Times New Roman1" style:font-size-asian="12pt" style:font-name-complex="Times New Roman1" style:font-size-complex="12pt"/>
    </style:style>
    <style:style style:name="P12" style:family="paragraph" style:parent-style-name="Standard">
      <style:paragraph-properties fo:margin-top="0in" fo:margin-bottom="0in" loext:contextual-spacing="false" fo:line-height="100%" fo:orphans="0" fo:widows="0"/>
      <style:text-properties style:font-name="Times New Roman" fo:font-size="12pt" fo:background-color="#ffffff" style:font-name-asian="Times New Roman1" style:font-size-asian="12pt" style:font-name-complex="Times New Roman1" style:font-size-complex="12pt"/>
    </style:style>
    <style:style style:name="P13" style:family="paragraph" style:parent-style-name="Standard">
      <style:paragraph-properties fo:margin-top="0in" fo:margin-bottom="0in" loext:contextual-spacing="false"/>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margin-top="0in" fo:margin-bottom="0in" loext: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top="0in" fo:margin-bottom="0in" loext:contextual-spacing="false"/>
      <style:text-properties style:font-name="Times New Roman" fo:font-size="20pt" style:font-name-asian="Times New Roman1" style:font-size-asian="20pt" style:font-name-complex="Times New Roman1" style:font-size-complex="20pt"/>
    </style:style>
    <style:style style:name="P17" style:family="paragraph" style:parent-style-name="Standard">
      <style:paragraph-properties fo:margin-top="0in" fo:margin-bottom="0in" loext:contextual-spacing="false"/>
      <style:text-properties style:font-name="Times New Roman" fo:font-size="20pt" style:text-underline-style="solid" style:text-underline-width="auto" style:text-underline-color="font-color" fo:font-weight="bold" style:font-name-asian="Times New Roman1" style:font-size-asian="20pt" style:font-weight-asian="bold" style:font-name-complex="Times New Roman1" style:font-size-complex="20pt"/>
    </style:style>
    <style:style style:name="P18" style:family="paragraph" style:parent-style-name="Standard">
      <style:paragraph-properties fo:margin-top="0in" fo:margin-bottom="0in" loext:contextual-spacing="false" fo:text-align="center" style:justify-single-word="false"/>
      <style:text-properties style:font-name="Times New Roman" fo:font-size="20pt" style:text-underline-style="solid" style:text-underline-width="auto" style:text-underline-color="font-color" fo:font-weight="bold" style:font-name-asian="Times New Roman1" style:font-size-asian="20pt" style:font-weight-asian="bold" style:font-name-complex="Times New Roman1" style:font-size-complex="20pt"/>
    </style:style>
    <style:style style:name="P19" style:family="paragraph" style:parent-style-name="Standard">
      <style:paragraph-properties fo:margin-top="0in" fo:margin-bottom="0in" loext:contextual-spacing="false" fo:text-align="center" style:justify-single-word="false"/>
      <style:text-properties style:font-name="Times New Roman" fo:font-size="96pt" fo:font-weight="bold" style:font-name-asian="Times New Roman1" style:font-size-asian="96pt" style:font-weight-asian="bold" style:font-name-complex="Times New Roman1" style:font-size-complex="96pt"/>
    </style:style>
    <style:style style:name="P20" style:family="paragraph" style:parent-style-name="Standard">
      <style:paragraph-properties fo:margin-top="0in" fo:margin-bottom="0in" loext:contextual-spacing="false" fo:text-align="center" style:justify-single-word="false"/>
      <style:text-properties style:font-name="Times New Roman" fo:font-size="24pt" fo:font-weight="bold" style:font-name-asian="Times New Roman1" style:font-size-asian="24pt" style:font-weight-asian="bold" style:font-name-complex="Times New Roman1" style:font-size-complex="24pt"/>
    </style:style>
    <style:style style:name="P21" style:family="paragraph" style:parent-style-name="Standard">
      <style:paragraph-properties fo:margin-top="0in" fo:margin-bottom="0in" loext:contextual-spacing="false" fo:line-height="100%" fo:text-align="center" style:justify-single-word="false" fo:orphans="0" fo:widows="0"/>
      <style:text-properties style:font-name="Times New Roman" fo:font-size="18pt" style:font-name-asian="Times New Roman1" style:font-size-asian="18pt" style:font-name-complex="Times New Roman1" style:font-size-complex="18pt"/>
    </style:style>
    <style:style style:name="P22" style:family="paragraph" style:parent-style-name="Standard">
      <style:paragraph-properties fo:margin-top="0in" fo:margin-bottom="0in" loext:contextual-spacing="false" fo:line-height="100%" fo:orphans="0" fo:widows="0"/>
      <style:text-properties officeooo:rsid="0019417c" officeooo:paragraph-rsid="0019417c"/>
    </style:style>
    <style:style style:name="P23" style:family="paragraph" style:parent-style-name="Standard">
      <style:paragraph-properties fo:margin-top="0in" fo:margin-bottom="0in" loext:contextual-spacing="false"/>
      <style:text-properties fo:color="#222222" style:font-name="Times New Roman" fo:font-size="12pt" officeooo:rsid="0019417c" officeooo:paragraph-rsid="0019417c" fo:background-color="#ffffff"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false" fo:text-indent="0.5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Standard" style:master-page-name="First_20_Page">
      <style:paragraph-properties fo:margin-top="0in" fo:margin-bottom="0in" loext:contextual-spacing="false" fo:text-align="center" style:justify-single-word="false" style:page-number="auto"/>
    </style:style>
    <style:style style:name="P26" style:family="paragraph" style:parent-style-name="Standard" style:list-style-name="WWNum4">
      <style:paragraph-properties fo:margin-left="0.5in" fo:margin-right="0in" fo:margin-top="0in" fo:margin-bottom="0in" loext:contextual-spacing="true" fo:text-indent="-0.25in" style:auto-text-indent="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list-style-name="WWNum1">
      <style:paragraph-properties fo:margin-left="0.5in" fo:margin-right="0in" fo:margin-top="0in" fo:margin-bottom="0in" loext:contextual-spacing="true" fo:line-height="100%" fo:text-indent="-0.25in" style:auto-text-indent="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list-style-name="WWNum13">
      <style:paragraph-properties fo:margin-left="0.5in" fo:margin-right="0in" fo:margin-top="0in" fo:margin-bottom="0in" loext:contextual-spacing="true" fo:line-height="100%" fo:orphans="0" fo:widows="0" fo:text-indent="-0.25in" style:auto-text-indent="false"/>
      <style:text-properties style:font-name="Times New Roman" fo:font-size="12pt" style:font-name-asian="Times New Roman1" style:font-size-asian="12pt" style:font-name-complex="Times New Roman1" style:font-size-complex="12pt"/>
    </style:style>
    <style:style style:name="P29" style:family="paragraph" style:parent-style-name="Standard" style:list-style-name="WWNum8">
      <style:paragraph-properties fo:margin-left="0.5in" fo:margin-right="0in" fo:margin-top="0in" fo:margin-bottom="0in" loext:contextual-spacing="true" fo:line-height="100%" fo:orphans="0" fo:widows="0" fo:text-indent="-0.25in"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Standard" style:list-style-name="WWNum12">
      <style:paragraph-properties fo:margin-left="0.5in" fo:margin-right="0in" fo:margin-top="0in" fo:margin-bottom="0in" loext:contextual-spacing="true" fo:line-height="100%" fo:orphans="0" fo:widows="0" fo:text-indent="-0.25in" style:auto-text-indent="false"/>
      <style:text-properties style:font-name="Times New Roman" fo:font-size="12pt" style:font-name-asian="Times New Roman1" style:font-size-asian="12pt" style:font-name-complex="Times New Roman1" style:font-size-complex="12pt"/>
    </style:style>
    <style:style style:name="P31" style:family="paragraph" style:parent-style-name="Standard" style:list-style-name="WWNum9">
      <style:paragraph-properties fo:margin-left="0.5in" fo:margin-right="0in" fo:margin-top="0in" fo:margin-bottom="0in" loext:contextual-spacing="true" fo:line-height="100%" fo:orphans="0" fo:widows="0" fo:text-indent="-0.25in" style:auto-text-indent="false"/>
      <style:text-properties style:font-name="Times New Roman" fo:font-size="12pt" style:font-name-asian="Times New Roman1" style:font-size-asian="12pt" style:font-name-complex="Times New Roman1" style:font-size-complex="12pt"/>
    </style:style>
    <style:style style:name="P32" style:family="paragraph" style:parent-style-name="Standard" style:list-style-name="WWNum6">
      <style:paragraph-properties fo:margin-left="0.5in" fo:margin-right="0in" fo:margin-top="0in" fo:margin-bottom="0in" loext:contextual-spacing="true" fo:text-indent="-0.25in"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list-style-name="WWNum10">
      <style:paragraph-properties fo:margin-left="0.5in" fo:margin-right="0in" fo:margin-top="0in" fo:margin-bottom="0in" loext:contextual-spacing="true" fo:text-indent="-0.25in"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list-style-name="WWNum11">
      <style:paragraph-properties fo:margin-left="0.5in" fo:margin-right="0in" fo:margin-top="0in" fo:margin-bottom="0in" loext:contextual-spacing="true" fo:text-indent="-0.25in"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list-style-name="WWNum2">
      <style:paragraph-properties fo:margin-left="0.5in" fo:margin-right="0in" fo:margin-top="0in" fo:margin-bottom="0in" loext:contextual-spacing="true" fo:text-indent="-0.25in" style:auto-text-indent="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list-style-name="WWNum7">
      <style:paragraph-properties fo:margin-left="0.5in" fo:margin-right="0in" fo:margin-top="0in" fo:margin-bottom="0in" loext:contextual-spacing="true" fo:text-indent="-0.25in" style:auto-text-indent="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list-style-name="WWNum3">
      <style:paragraph-properties fo:margin-left="0.5in" fo:margin-right="0in" fo:margin-top="0in" fo:margin-bottom="0in" loext:contextual-spacing="true" fo:text-indent="-0.25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list-style-name="WWNum5">
      <style:paragraph-properties fo:margin-left="0.5in" fo:margin-right="0in" fo:margin-top="0in" fo:margin-bottom="0in" loext:contextual-spacing="true" fo:text-indent="-0.25in" style:auto-text-indent="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list-style-name="WWNum7">
      <style:paragraph-properties fo:margin-left="0.5in" fo:margin-right="0in" fo:text-indent="-0.2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9417c" style:font-name-asian="Times New Roman1" style:font-size-asian="12pt" style:font-name-complex="Times New Roman1" style:font-size-complex="12pt"/>
    </style:style>
    <style:style style:name="T3" style:family="text">
      <style:text-properties style:font-name="Times New Roman" fo:font-size="12pt" fo:background-color="#ffffff" loext:char-shading-value="0"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weight="bold" fo:background-color="#ffffff" loext:char-shading-value="0" style:font-name-asian="Times New Roman1" style:font-size-asian="12pt" style:font-weight-asian="bold" style:font-name-complex="Times New Roman1" style:font-size-complex="12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3"/>
      <text:p text:style-name="P3"/>
      <text:p text:style-name="P3"/>
      <text:p text:style-name="P1"/>
      <text:p text:style-name="P3"/>
      <text:p text:style-name="P1"/>
      <text:p text:style-name="P19">Group 27</text:p>
      <text:p text:style-name="P20">IS 436 Section 02</text:p>
      <text:p text:style-name="P20">Structured Systems Analysis and Design</text:p>
      <text:p text:style-name="P20">Deliverable 1 - Resubmit</text:p>
      <text:p text:style-name="P20">09/25/2017</text:p>
      <text:p text:style-name="P21">Bryan Baek</text:p>
      <text:p text:style-name="P21">Brendan Bessel</text:p>
      <text:p text:style-name="P21">Kalabe Mulugeta</text:p>
      <text:p text:style-name="P21">Josiah Tillett</text:p>
      <text:p text:style-name="P21">Xinbo Yang</text:p>
      <text:p text:style-name="P5"/>
      <text:p text:style-name="P5"/>
      <text:p text:style-name="P5"/>
      <text:p text:style-name="P5"/>
      <text:p text:style-name="P5"/>
      <text:p text:style-name="P5"/>
      <text:p text:style-name="P4"/>
      <text:p text:style-name="P4"/>
      <text:p text:style-name="P18">Table of Contents</text:p>
      <text:p text:style-name="P6"/>
      <text:p text:style-name="P1"><text:soft-page-break/></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
        </text:index-body>
      </text:table-of-content>
      <text:list xml:id="list6073520898515276938" text:style-name="WWNum4">
        <text:list-item>
          <text:p text:style-name="P26">Table of Contents…………………………………………...………….………………….1</text:p>
        </text:list-item>
      </text:list>
      <text:p text:style-name="P6"/>
      <text:list xml:id="list150621469537787" text:continue-numbering="true" text:style-name="WWNum4">
        <text:list-item>
          <text:p text:style-name="P26">Sponsor Information……………………………………..………….…………………….2</text:p>
        </text:list-item>
      </text:list>
      <text:p text:style-name="P6"/>
      <text:list xml:id="list150621501094624" text:continue-numbering="true" text:style-name="WWNum4">
        <text:list-item>
          <text:p text:style-name="P26">Project Team………………………………………..……………….…………………….3</text:p>
        </text:list-item>
      </text:list>
      <text:p text:style-name="P6"/>
      <text:list xml:id="list150622191173093" text:continue-numbering="true" text:style-name="WWNum4">
        <text:list-item>
          <text:p text:style-name="P26">Time Set……………………………………………….………….……………………….3</text:p>
        </text:list-item>
      </text:list>
      <text:p text:style-name="P6"/>
      <text:list xml:id="list150620497080811" text:continue-numbering="true" text:style-name="WWNum4">
        <text:list-item>
          <text:p text:style-name="P26">Group Biographies……………………………………………….…………….………….4</text:p>
        </text:list-item>
      </text:list>
      <text:p text:style-name="P6"/>
      <text:list xml:id="list150621551065482" text:continue-numbering="true" text:style-name="WWNum4">
        <text:list-item>
          <text:p text:style-name="P26">Role(s) played in the project team………………………………..……………………….5</text:p>
        </text:list-item>
      </text:list>
      <text:p text:style-name="P6"/>
      <text:list xml:id="list150620698014677" text:continue-numbering="true" text:style-name="WWNum4">
        <text:list-item>
          <text:p text:style-name="P26">System Request #1 (Aviation Port Service)………………………...……….…………….6</text:p>
        </text:list-item>
      </text:list>
      <text:p text:style-name="P6"/>
      <text:list xml:id="list150622033683894" text:continue-numbering="true" text:style-name="WWNum4">
        <text:list-item>
          <text:p text:style-name="P26">System Request #2 (Off-Campus Student Service project)…………...…….…………….8</text:p>
        </text:list-item>
      </text:list>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Sponsor Information</text:p>
      <text:p text:style-name="P6"/>
      <text:p text:style-name="P1"><text:span text:style-name="T4">Name:</text:span><text:span text:style-name="T1"> </text:span><text:span text:style-name="T2">*Personal Information Redacted*</text:span></text:p>
      <text:p text:style-name="P6"/>
      <table:table table:name="Table1" table:style-name="Table1">
        <table:table-column table:style-name="Table1.A" table:number-columns-repeated="2"/>
        <text:soft-page-break/>
        <table:table-row table:style-name="Table1.1">
          <table:table-cell table:style-name="Table1.A1" office:value-type="string">
            <text:p text:style-name="P15">Description</text:p>
          </table:table-cell>
          <table:table-cell table:style-name="Table1.B1" office:value-type="string">
            <text:p text:style-name="P8"/>
          </table:table-cell>
        </table:table-row>
        <table:table-row table:style-name="Table1.1">
          <table:table-cell table:style-name="Table1.A1" office:value-type="string">
            <text:p text:style-name="P15">Telephone</text:p>
          </table:table-cell>
          <table:table-cell table:style-name="Table1.B1" office:value-type="string">
            <text:p text:style-name="P6"/>
          </table:table-cell>
        </table:table-row>
        <table:table-row table:style-name="Table1.1">
          <table:table-cell table:style-name="Table1.A1" office:value-type="string">
            <text:p text:style-name="P15">E-mail</text:p>
          </table:table-cell>
          <table:table-cell table:style-name="Table1.B1" office:value-type="string">
            <text:p text:style-name="P12"/>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Name:</text:span><text:span text:style-name="T1"> </text:span><text:span text:style-name="T2">*Personal Information Redacted*</text:span></text:p>
      <text:p text:style-name="P6"/>
      <table:table table:name="Table2" table:style-name="Table2">
        <table:table-column table:style-name="Table2.A" table:number-columns-repeated="2"/>
        <table:table-row table:style-name="Table2.1">
          <table:table-cell table:style-name="Table2.A1" office:value-type="string">
            <text:p text:style-name="P15">Description</text:p>
          </table:table-cell>
          <table:table-cell table:style-name="Table2.B1" office:value-type="string">
            <text:p text:style-name="P6"/>
          </table:table-cell>
        </table:table-row>
        <table:table-row table:style-name="Table2.1">
          <table:table-cell table:style-name="Table2.A1" office:value-type="string">
            <text:p text:style-name="P15">Telephone</text:p>
          </table:table-cell>
          <table:table-cell table:style-name="Table2.B1" office:value-type="string">
            <text:p text:style-name="P6"/>
          </table:table-cell>
        </table:table-row>
        <table:table-row table:style-name="Table2.1">
          <table:table-cell table:style-name="Table2.A1" office:value-type="string">
            <text:p text:style-name="P15">E-mail</text:p>
          </table:table-cell>
          <table:table-cell table:style-name="Table2.B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17">Project Team</text:p>
      <text:p text:style-name="P16"/>
      <text:p text:style-name="P6"/>
      <table:table table:name="Table3" table:style-name="Table3">
        <table:table-column table:style-name="Table3.A" table:number-columns-repeated="3"/>
        <table:table-row table:style-name="Table3.1">
          <table:table-cell table:style-name="Table3.A1" office:value-type="string">
            <text:p text:style-name="P15">Name</text:p>
          </table:table-cell>
          <table:table-cell table:style-name="Table3.A1" office:value-type="string">
            <text:p text:style-name="P15">E-mail</text:p>
          </table:table-cell>
          <table:table-cell table:style-name="Table3.A1" office:value-type="string">
            <text:p text:style-name="P15">Bio</text:p>
          </table:table-cell>
        </table:table-row>
        <table:table-row table:style-name="Table3.1">
          <table:table-cell table:style-name="Table3.A2" office:value-type="string">
            <text:p text:style-name="P8">Bryan Baek</text:p>
          </table:table-cell>
          <table:table-cell table:style-name="Table3.A2" office:value-type="string">
            <text:p text:style-name="P22"><text:span text:style-name="T1">*Personal Information </text:span><text:soft-page-break/><text:span text:style-name="T1">Redacted*</text:span></text:p>
          </table:table-cell>
          <table:table-cell table:style-name="Table3.A2" office:value-type="string">
            <text:p text:style-name="P8"/>
          </table:table-cell>
        </table:table-row>
        <table:table-row table:style-name="Table3.1">
          <table:table-cell table:style-name="Table3.A2" office:value-type="string">
            <text:p text:style-name="P8">Brendan Bessel</text:p>
          </table:table-cell>
          <table:table-cell table:style-name="Table3.A2" office:value-type="string">
            <text:p text:style-name="P9">*Personal Information Redacted*</text:p>
          </table:table-cell>
          <table:table-cell table:style-name="Table3.A2" office:value-type="string">
            <text:p text:style-name="P8"/>
          </table:table-cell>
        </table:table-row>
        <table:table-row table:style-name="Table3.1">
          <table:table-cell table:style-name="Table3.A2" office:value-type="string">
            <text:p text:style-name="P8">Kalabe Mulugeta</text:p>
          </table:table-cell>
          <table:table-cell table:style-name="Table3.A2" office:value-type="string">
            <text:p text:style-name="P9">*Personal Information Redacted*</text:p>
          </table:table-cell>
          <table:table-cell table:style-name="Table3.A2" office:value-type="string">
            <text:p text:style-name="P8"/>
          </table:table-cell>
        </table:table-row>
        <table:table-row table:style-name="Table3.1">
          <table:table-cell table:style-name="Table3.A2" office:value-type="string">
            <text:p text:style-name="P8">Josiah Tillett</text:p>
          </table:table-cell>
          <table:table-cell table:style-name="Table3.A2" office:value-type="string">
            <text:p text:style-name="P8">josiaht1@umbc.edu</text:p>
          </table:table-cell>
          <table:table-cell table:style-name="Table3.A2" office:value-type="string">
            <text:p text:style-name="P8">Information System Major (Senior)</text:p>
          </table:table-cell>
        </table:table-row>
        <table:table-row table:style-name="Table3.1">
          <table:table-cell table:style-name="Table3.A2" office:value-type="string">
            <text:p text:style-name="P8">Xinbo Yang</text:p>
          </table:table-cell>
          <table:table-cell table:style-name="Table3.A2" office:value-type="string">
            <text:p text:style-name="P9">*Personal Information Redacted*</text:p>
          </table:table-cell>
          <table:table-cell table:style-name="Table3.A2" office:value-type="string">
            <text:p text:style-name="P8"/>
          </table:table-cell>
        </table:table-row>
      </table:table>
      <text:p text:style-name="P6"/>
      <text:p text:style-name="P6"/>
      <text:p text:style-name="P6"/>
      <text:p text:style-name="P6"/>
      <text:p text:style-name="P6"/>
      <text:p text:style-name="P17">Time Set </text:p>
      <text:p text:style-name="P6"/>
      <text:p text:style-name="P24">Every Friday from 12pm to 3pm</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7">Group Biographies</text:p>
      <text:p text:style-name="P6"/>
      <text:p text:style-name="P13">Kalabe Mulugeta()</text:p>
      <text:p text:style-name="P6"/>
      <text:p text:style-name="P6">A senior Information Systems major at UMBC currently pursuing a career in database administration after he graduates in May 2018. He enjoys playing basketball and currently works for the Alumni house at UMBC. </text:p>
      <text:p text:style-name="P6"/>
      <text:p text:style-name="P1"><text:soft-page-break/><text:span text:style-name="T4">Josiah Tillet(</text:span><text:span text:style-name="T5">josiaht1@umbc.edu)</text:span></text:p>
      <text:p text:style-name="P11"/>
      <text:p text:style-name="P6">A senior Information Systems major at UMBC currently pursuing a career in network engineering after he graduates in December 2017. He enjoys teaching martial arts and volunteering at MAGFest Inc. </text:p>
      <text:p text:style-name="P6"/>
      <text:p text:style-name="P1"><text:span text:style-name="T4">Bryan Baek(</text:span><text:span text:style-name="T5">) </text:span><text:span text:style-name="T3"><text:s/></text:span></text:p>
      <text:p text:style-name="P11"/>
      <text:p text:style-name="P11">A senior Information Systems major at UMBC currently pursuing a career in project management after he graduates in December 2017. He is currently volunteering for Student Events Boards and Vice President of Lending A Helping Paw organization at UMBC.</text:p>
      <text:p text:style-name="P11"/>
      <text:p text:style-name="P11"/>
      <text:p text:style-name="P1"><text:span text:style-name="T5">Brendan Bessel(</text:span><text:span text:style-name="T4">)</text:span></text:p>
      <text:p text:style-name="P6"/>
      <text:p text:style-name="P6">A senior Information Systems major at UMBC currently pursuing a career in system analysis after he graduates in December 2017. He enjoys playing video games and music.</text:p>
      <text:p text:style-name="P6"/>
      <text:p text:style-name="P6"/>
      <text:p text:style-name="P13">Xinbo Yang()</text:p>
      <text:p text:style-name="P6"/>
      <text:p text:style-name="P6">A senior Information Systems major at UMBC currently pursuing a career in network adminstrator after he graduates in December 2017. He enjoys analyzing systems implemented in information technology fields.</text:p>
      <text:p text:style-name="P17"/>
      <text:p text:style-name="P17"/>
      <text:p text:style-name="P17"/>
      <text:p text:style-name="P17">Role(s) played in the project team</text:p>
      <text:p text:style-name="P6"/>
      <text:p text:style-name="P14">Bryan Baek</text:p>
      <text:list xml:id="list620097959969472698" text:style-name="WWNum1">
        <text:list-item>
          <text:p text:style-name="P27">Housekeeping</text:p>
        </text:list-item>
        <text:list-item>
          <text:p text:style-name="P27">Explanation of Processes, Entities, Data Stores and Data Flows</text:p>
        </text:list-item>
        <text:list-item>
          <text:p text:style-name="P27">Entity Relation Diagram</text:p>
        </text:list-item>
        <text:list-item>
          <text:p text:style-name="P27">Team Matrix</text:p>
        </text:list-item>
        <text:list-item>
          <text:p text:style-name="P27">Physical Entity Relation Diagram</text:p>
        </text:list-item>
      </text:list>
      <text:p text:style-name="P7"/>
      <text:p text:style-name="P15">Brendan Bessel</text:p>
      <text:list xml:id="list3095817042586785757" text:style-name="WWNum13">
        <text:list-item>
          <text:p text:style-name="P28">Interview Strategies/observations/document analysis, etc</text:p>
        </text:list-item>
        <text:list-item>
          <text:p text:style-name="P28">Context Level DFD</text:p>
        </text:list-item>
        <text:list-item>
          <text:p text:style-name="P28"><text:soft-page-break/>Syntax issues throughout/matching with DFD and use cases</text:p>
        </text:list-item>
        <text:list-item>
          <text:p text:style-name="P28">Alternative Matrix three alternatives and descriptions</text:p>
        </text:list-item>
        <text:list-item>
          <text:p text:style-name="P28">Matrix per group member</text:p>
        </text:list-item>
        <text:list-item>
          <text:p text:style-name="P28">Physical DFD of Level 0</text:p>
        </text:list-item>
        <text:list-item>
          <text:p text:style-name="P28">Written description of decisions made in creating Physical DFD</text:p>
        </text:list-item>
      </text:list>
      <text:p text:style-name="P8"/>
      <text:p text:style-name="P15">Kalabe Mulugeta</text:p>
      <text:list xml:id="list423427737609758729" text:style-name="WWNum8">
        <text:list-item>
          <text:p text:style-name="P29">Systems Request for Business 1</text:p>
        </text:list-item>
        <text:list-item>
          <text:p text:style-name="P29">Use case Analysis</text:p>
        </text:list-item>
        <text:list-item>
          <text:p text:style-name="P29">Explanation of entities and relationships</text:p>
        </text:list-item>
      </text:list>
      <text:p text:style-name="P8"/>
      <text:p text:style-name="P15">Josiah Tillett</text:p>
      <text:list xml:id="list3223287999808856080" text:style-name="WWNum12">
        <text:list-item>
          <text:p text:style-name="P30">Level 0 DFD</text:p>
        </text:list-item>
        <text:list-item>
          <text:p text:style-name="P30">Architecture Matrix</text:p>
        </text:list-item>
        <text:list-item>
          <text:p text:style-name="P30">Explanation of Architecture Matrix</text:p>
        </text:list-item>
        <text:list-item>
          <text:p text:style-name="P30">Three Use Scenarios</text:p>
        </text:list-item>
        <text:list-item>
          <text:p text:style-name="P30">Five interface prototypes</text:p>
        </text:list-item>
        <text:list-item>
          <text:p text:style-name="P30">Written description of decisions made in creating Physical ERD</text:p>
        </text:list-item>
      </text:list>
      <text:p text:style-name="P8"/>
      <text:p text:style-name="P15">Xinbo Yang</text:p>
      <text:list xml:id="list2418037388142718731" text:style-name="WWNum9">
        <text:list-item>
          <text:p text:style-name="P31">Systems Request for Business 2</text:p>
        </text:list-item>
        <text:list-item>
          <text:p text:style-name="P31">Requirements Definition</text:p>
        </text:list-item>
        <text:list-item>
          <text:p text:style-name="P31">Syntax Issues throughout/matching with use cases</text:p>
        </text:list-item>
        <text:list-item>
          <text:p text:style-name="P31">Explanation of Team Choice</text:p>
        </text:list-item>
        <text:list-item>
          <text:p text:style-name="P31">HW/SW specs based on architecture chosen</text:p>
        </text:list-item>
        <text:list-item>
          <text:p text:style-name="P31">Interface Structure Diagram</text:p>
        </text:list-item>
        <text:list-item>
          <text:p text:style-name="P31">Interface Standards description</text:p>
        </text:list-item>
      </text:list>
      <text:p text:style-name="P8"/>
      <text:p text:style-name="P8"/>
      <text:p text:style-name="P8"/>
      <text:p text:style-name="P6"/>
      <text:p text:style-name="P17">Systems Request #1 --- Aviation Port Services</text:p>
      <text:p text:style-name="P6"/>
      <text:p text:style-name="P6"/>
      <text:p text:style-name="P1"><text:span text:style-name="T4">Project Sponsor:</text:span><text:span text:style-name="T1"> </text:span></text:p>
      <text:p text:style-name="P10">*Personal Information Redacted*</text:p>
      <text:p text:style-name="P6"/>
      <text:p text:style-name="P1"><text:span text:style-name="T4">Business Need</text:span><text:span text:style-name="T1">: </text:span></text:p>
      <text:p text:style-name="P6">This project has been initiated in order to develop a system that would automate the daily timekeeping of employees as well as provide a direct deposit alternative to paychecks. </text:p>
      <text:p text:style-name="P6"/>
      <text:list xml:id="list4376785739324252873" text:style-name="WWNum6">
        <text:list-item>
          <text:p text:style-name="P32">Currently all timekeeping is done by hand by managers and then manually entered every Friday onto the company's website. </text:p>
        </text:list-item>
        <text:list-item>
          <text:p text:style-name="P32"><text:soft-page-break/>Employees are then given till the following Monday to ensure that the hours worked are correct, no changes can be made after that date.</text:p>
        </text:list-item>
        <text:list-item>
          <text:p text:style-name="P32">This process is time consuming and subject to human error </text:p>
        </text:list-item>
      </text:list>
      <text:p text:style-name="P6"/>
      <text:p text:style-name="P1"><text:span text:style-name="T4">Business Requirements</text:span><text:span text:style-name="T1">: </text:span></text:p>
      <text:p text:style-name="P6">Using this system, Aviation Port Services will be able to complete timekeeping and payment for employees in an efficient, error free manner. The new system will be able to:</text:p>
      <text:p text:style-name="P6"/>
      <text:list xml:id="list6275425110742294403" text:style-name="WWNum10">
        <text:list-item>
          <text:p text:style-name="P33">Assign all employees a unique ID number that they input at kiosks all around the office in order to clock in or clock out of work</text:p>
        </text:list-item>
        <text:list-item>
          <text:p text:style-name="P33">Automatically calculate a report of hours worked per employee and send it to their managers for approval.</text:p>
        </text:list-item>
        <text:list-item>
          <text:p text:style-name="P33">Provide managers an option to approve timesheets and authorize direct deposit payment for each employee. </text:p>
        </text:list-item>
      </text:list>
      <text:p text:style-name="P6"/>
      <text:p text:style-name="P1"><text:span text:style-name="T4">Business Value</text:span><text:span text:style-name="T1">: </text:span></text:p>
      <text:p text:style-name="P6">We expect to provide Aviation Port Services a more efficient manner of timekeeping as well as distribution of money. The system will allow for a great reduction in human error while also allowing funds to reach the hands of employees at a faster rate. The system will improve employee satisfaction, reduce tasks for managers, and eliminate an antiquated, slow process. </text:p>
      <text:p text:style-name="P6"/>
      <text:p text:style-name="P6">Estimates of tangible value to the company include:</text:p>
      <text:p text:style-name="P6"/>
      <text:list xml:id="list8828359757114223257" text:style-name="WWNum11">
        <text:list-item>
          <text:p text:style-name="P34">50% decrease in timesheet related human error</text:p>
        </text:list-item>
        <text:list-item>
          <text:p text:style-name="P34">30% increase in employee satisfaction of payment methods</text:p>
        </text:list-item>
        <text:list-item>
          <text:p text:style-name="P34">50% decrease in time spent managing payroll</text:p>
        </text:list-item>
      </text:list>
      <text:p text:style-name="P1"><text:span text:style-name="T4">Special Issues or Constraints</text:span><text:span text:style-name="T1">:</text:span></text:p>
      <text:p text:style-name="P6"/>
      <text:list xml:id="list3115002075108451310" text:style-name="WWNum2">
        <text:list-item>
          <text:p text:style-name="P35">The system must work across multiple time zones.</text:p>
        </text:list-item>
        <text:list-item>
          <text:p text:style-name="P35">The system must be developed at a cost of $10,000.</text:p>
        </text:list-item>
        <text:list-item>
          <text:p text:style-name="P35">The system must be available for use within the next 6 months.</text:p>
        </text:list-item>
      </text:list>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System Request #2 --- OCSS project</text:p>
      <text:p text:style-name="P6"/>
      <text:p text:style-name="P6"/>
      <text:p text:style-name="P13">Project Sponsor:</text:p>
      <text:p text:style-name="P23">*Personal Information Redacted*</text:p>
      <text:p text:style-name="P6"><text:s/></text:p>
      <text:p text:style-name="P1"><text:span text:style-name="T4">Business Need</text:span><text:span text:style-name="T1">: </text:span></text:p>
      <text:p text:style-name="P6">Increase awareness of OCSS among student in UMBC, along with student participation rate</text:p>
      <text:list xml:id="list8476171623380946839" text:style-name="WWNum7">
        <text:list-item>
          <text:p text:style-name="P36">OCSS currently lack awareness among student group, which result in low rate of participation on events </text:p>
        </text:list-item>
        <text:list-item>
          <text:p text:style-name="P36">Even student know the OCSS, since they unfamiliar with events, the regular email notice will be ignored</text:p>
        </text:list-item>
      </text:list>
      <text:p text:style-name="P6"/>
      <text:p text:style-name="P13">Business Requirement:</text:p>
      <text:p text:style-name="P6"><text:soft-page-break/>Provide a support system for the Retriever Link up program that will group students into areas where they share similar interests and foster on campus activity from off campus students through the use of those mutual interests.</text:p>
      <text:p text:style-name="P6"/>
      <text:p text:style-name="P6">The new system will be able to:</text:p>
      <text:list xml:id="list128232406649055655" text:style-name="WWNum3">
        <text:list-item>
          <text:p text:style-name="P37">Provide an online environment for students to match on interests and facilitate meetups. </text:p>
        </text:list-item>
      </text:list>
      <text:list xml:id="list1449603433594988059" text:style-name="WWNum5">
        <text:list-item>
          <text:p text:style-name="P38">Provide online chat rooms for every group in order to facilitate conversation among people</text:p>
        </text:list-item>
        <text:list-item>
          <text:p text:style-name="P38">Feedback function that helps further improve the system and other events</text:p>
        </text:list-item>
        <text:list-item>
          <text:p text:style-name="P38">Create questionnaires and personality tests that will help group students based on their interests using a relational database</text:p>
        </text:list-item>
      </text:list>
      <text:list xml:id="list150622328650573" text:continue-list="list8476171623380946839" text:style-name="WWNum7">
        <text:list-item>
          <text:p text:style-name="P36">Use group rooms to release event information to each relative student group </text:p>
        </text:list-item>
      </text:list>
      <text:p text:style-name="P1"><text:span text:style-name="T1"><text:s text:c="35"/></text:span><text:span text:style-name="T4"><text:s text:c="14"/></text:span></text:p>
      <text:p text:style-name="P6">Optional requirement:</text:p>
      <text:list xml:id="list150622563019338" text:continue-numbering="true" text:style-name="WWNum7">
        <text:list-item>
          <text:p text:style-name="P39">More attractive and efficient way to introduce other OCSS events</text:p>
        </text:list-item>
      </text:list>
      <text:p text:style-name="P6"/>
      <text:p text:style-name="P1"><text:span text:style-name="T4">Business Value</text:span><text:span text:style-name="T1">: </text:span></text:p>
      <text:list xml:id="list150622392440735" text:continue-numbering="true" text:style-name="WWNum7">
        <text:list-item>
          <text:p text:style-name="P39">10-20% increase on participation rate turnout at events</text:p>
        </text:list-item>
        <text:list-item>
          <text:p text:style-name="P39">OCSS can use feedback and activity of chat rooms in order to plan events for students in the future</text:p>
        </text:list-item>
        <text:list-item>
          <text:p text:style-name="P39">By increasing the communication between student groups you increase awareness of programs and events and a larger pool of participants of future on-campus events </text:p>
        </text:list-item>
        <text:list-item>
          <text:p text:style-name="P39">Form a positive cycle</text:p>
        </text:list-item>
      </text:list>
      <text:p text:style-name="P6"/>
      <text:p text:style-name="P1"><text:span text:style-name="T4">Constraints</text:span><text:span text:style-name="T1">:</text:span></text:p>
      <text:list xml:id="list150620770910449" text:continue-numbering="true" text:style-name="WWNum7">
        <text:list-item>
          <text:p text:style-name="P39">Res life must agree to any system implemented since commuter group has no access to kids on campus emails</text:p>
        </text:list-item>
        <text:list-item>
          <text:p text:style-name="P39">Make sure project only require low level budget <text:s/></text:p>
        </text:list-item>
        <text:list-item>
          <text:p text:style-name="P39">System need to be compatible with myUMBC and UMBC e-mail, use myUMBC account to login,do not require additional registration</text:p>
        </text:list-item>
        <text:list-item>
          <text:p text:style-name="P39">Implementation may require adjustments based on possible suggestions from social media/social relation exp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7T15:06:20.292952384</dc:date>
    <meta:editing-duration>PT2M31S</meta:editing-duration>
    <meta:editing-cycles>5</meta:editing-cycles>
    <meta:generator>LibreOffice/5.1.6.2$Linux_X86_64 LibreOffice_project/10m0$Build-2</meta:generator>
    <meta:document-statistic meta:table-count="3" meta:image-count="0" meta:object-count="0" meta:page-count="9" meta:paragraph-count="143" meta:word-count="1103" meta:character-count="7195" meta:non-whitespace-character-count="6225"/>
  </office:meta>
</office:document-meta>
</file>